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Accanthis ADF Std" svg:font-family="'Accanthis ADF Std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3.41pt"/>
    </style:style>
    <style:style style:name="co2" style:family="table-column">
      <style:table-column-properties fo:break-before="auto" style:column-width="53.49pt"/>
    </style:style>
    <style:style style:name="co3" style:family="table-column">
      <style:table-column-properties fo:break-before="auto" style:column-width="63.5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61.74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92.86pt"/>
    </style:style>
    <style:style style:name="co8" style:family="table-column">
      <style:table-column-properties fo:break-before="auto" style:column-width="11.7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color="#4c4c4c" style:font-name="Accanthis ADF Std" fo:font-size="11pt" fo:font-style="normal" fo:font-weight="bold" style:font-name-asian="Ubuntu" style:font-size-asian="11pt" style:font-style-asian="normal" style:font-weight-asian="bold" style:font-name-complex="Ubuntu" style:font-size-complex="11pt" style:font-style-complex="normal" style:font-weight-complex="bold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color="#5c2d91"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ext-properties fo:color="#4c4c4c" style:font-name="Accanthis ADF Std" fo:font-size="11pt" fo:font-style="normal" fo:font-weight="normal" style:font-name-asian="Ubuntu" style:font-size-asian="6.40000009536743pt" style:font-style-asian="normal" style:font-weight-asian="normal" style:font-name-complex="Ubuntu" style:font-size-complex="6.40000009536743pt" style:font-style-complex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fo:color="#4c4c4c" style:font-name="Accanthis ADF Std" fo:font-size="11pt" fo:font-style="normal" fo:font-weight="bold" style:font-name-asian="Ubuntu" style:font-size-asian="6.40000009536743pt" style:font-style-asian="normal" style:font-weight-asian="normal" style:font-name-complex="Ubuntu" style:font-size-complex="6.40000009536743pt" style:font-style-complex="normal" style:font-weight-complex="normal"/>
    </style:style>
    <style:style style:name="ce16" style:family="table-cell" style:parent-style-name="Default">
      <style:text-properties style:font-name="Accanthis ADF Std" fo:font-size="11pt" style:font-size-asian="11pt" style:font-size-complex="11pt"/>
    </style:style>
    <style:style style:name="T1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language-complex="hi" style:country-complex="IN" style:font-relief="none" style:font-style-complex="normal" style:font-weight-complex="normal" style:font-size-complex="6.40000009536743pt" style:font-name-complex="Ubuntu" fo:language="en" fo:country="US" fo:letter-spacing="normal" style:text-position="0% 100%" style:text-outline="false" style:text-line-through-type="none" fo:color="#4c4c4c" style:text-scale="100%" style:text-underline-style="none" style:text-underline-color="font-color" fo:font-style="normal" fo:text-shadow="none" style:letter-kerning="true" style:text-line-through-mode="continuous" style:language-asian="zh" style:country-asian="CN" style:font-name-asian="Ubuntu" style:font-size-asian="6.40000009536743pt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pUnetTongren_10Surfaces_20200512_Analysi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3" table:default-cell-style-name="ce2"/>
        <table:table-column table:style-name="co4" table:default-cell-style-name="ce2"/>
        <table:table-column table:style-name="co2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number-columns-repeated="1010" table:default-cell-style-name="Default"/>
        <table:table-row table:style-name="ro1">
          <table:table-cell table:style-name="Default" office:value-type="string" calcext:value-type="string">
            <text:p>Mean</text:p>
          </table:table-cell>
          <table:table-cell table:style-name="Default" table:number-columns-repeated="11"/>
          <table:table-cell table:number-columns-repeated="1012"/>
        </table:table-row>
        <table:table-row table:style-name="ro2">
          <table:table-cell table:style-name="ce7" office:value-type="string" calcext:value-type="string">
            <text:p>SurfaceName</text:p>
          </table:table-cell>
          <table:table-cell table:style-name="ce13" office:value-type="string" calcext:value-type="string">
            <text:p><text:span text:style-name="T1">ILM</text:span></text:p>
          </table:table-cell>
          <table:table-cell table:style-name="ce15" office:value-type="string" calcext:value-type="string">
            <text:p><text:span text:style-name="T1">RNFL-GCL</text:span></text:p>
          </table:table-cell>
          <table:table-cell table:style-name="ce15" office:value-type="string" calcext:value-type="string">
            <text:p><text:span text:style-name="T3">GCL-IPL</text:span></text:p>
          </table:table-cell>
          <table:table-cell table:style-name="ce7" office:value-type="string" calcext:value-type="string">
            <text:p>IPL-INL</text:p>
          </table:table-cell>
          <table:table-cell table:style-name="ce15" office:value-type="string" calcext:value-type="string">
            <text:p><text:span text:style-name="T1">INL-OPL</text:span></text:p>
          </table:table-cell>
          <table:table-cell table:style-name="ce15" office:value-type="string" calcext:value-type="string">
            <text:p><text:span text:style-name="T1">OPL-HFL</text:span></text:p>
          </table:table-cell>
          <table:table-cell table:style-name="ce13" office:value-type="string" calcext:value-type="string">
            <text:p><text:span text:style-name="T1">BMEIS</text:span></text:p>
          </table:table-cell>
          <table:table-cell table:style-name="ce15" office:value-type="string" calcext:value-type="string">
            <text:p><text:span text:style-name="T1">IS/OSJ</text:span></text:p>
          </table:table-cell>
          <table:table-cell table:style-name="ce13" office:value-type="string" calcext:value-type="string">
            <text:p><text:span text:style-name="T1"> IB_RPE</text:span></text:p>
          </table:table-cell>
          <table:table-cell table:style-name="ce13" office:value-type="string" calcext:value-type="string">
            <text:p><text:span text:style-name="T1"> OB_RPE</text:span></text:p>
          </table:table-cell>
          <table:table-cell table:style-name="ce16" table:number-columns-repeated="1013"/>
        </table:table-row>
        <table:table-row table:style-name="ro1">
          <table:table-cell table:style-name="ce1" office:value-type="string" calcext:value-type="string">
            <text:p>Error(micrometer)</text:p>
          </table:table-cell>
          <table:table-cell table:style-name="ce1" office:value-type="string" calcext:value-type="string">
            <text:p><text:s/>Surface0</text:p>
          </table:table-cell>
          <table:table-cell table:style-name="ce1" office:value-type="string" calcext:value-type="string">
            <text:p><text:s/>Surface1</text:p>
          </table:table-cell>
          <table:table-cell table:style-name="ce1" office:value-type="string" calcext:value-type="string">
            <text:p><text:s/>Surface2</text:p>
          </table:table-cell>
          <table:table-cell table:style-name="ce1" office:value-type="string" calcext:value-type="string">
            <text:p><text:s/>Surface3</text:p>
          </table:table-cell>
          <table:table-cell table:style-name="ce1" office:value-type="string" calcext:value-type="string">
            <text:p>Surface4</text:p>
          </table:table-cell>
          <table:table-cell table:style-name="ce1" office:value-type="string" calcext:value-type="string">
            <text:p><text:s/>Surface5</text:p>
          </table:table-cell>
          <table:table-cell table:style-name="ce1" office:value-type="string" calcext:value-type="string">
            <text:p><text:s/>Surface6</text:p>
          </table:table-cell>
          <table:table-cell table:style-name="ce1" office:value-type="string" calcext:value-type="string">
            <text:p><text:s/>Surface7</text:p>
          </table:table-cell>
          <table:table-cell table:style-name="ce1" office:value-type="string" calcext:value-type="string">
            <text:p><text:s/>Surface8</text:p>
          </table:table-cell>
          <table:table-cell table:style-name="ce1" office:value-type="string" calcext:value-type="string">
            <text:p><text:s/>Surface9</text:p>
          </table:table-cell>
          <table:table-cell table:style-name="ce1" office:value-type="string" calcext:value-type="string">
            <text:p><text:s/>totalStdDeviation</text:p>
          </table:table-cell>
          <table:table-cell table:style-name="ce1" office:value-type="string" calcext:value-type="string">
            <text:p><text:s/>TotalMe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V0</text:p>
          </table:table-cell>
          <table:table-cell office:value-type="float" office:value="0.965" calcext:value-type="float">
            <text:p>0.965</text:p>
          </table:table-cell>
          <table:table-cell office:value-type="float" office:value="2.5134" calcext:value-type="float">
            <text:p>2.5134</text:p>
          </table:table-cell>
          <table:table-cell office:value-type="float" office:value="4.2586" calcext:value-type="float">
            <text:p>4.2586</text:p>
          </table:table-cell>
          <table:table-cell office:value-type="float" office:value="2.3608" calcext:value-type="float">
            <text:p>2.3608</text:p>
          </table:table-cell>
          <table:table-cell office:value-type="float" office:value="2.148" calcext:value-type="float">
            <text:p>2.148</text:p>
          </table:table-cell>
          <table:table-cell office:value-type="float" office:value="2.7457" calcext:value-type="float">
            <text:p>2.7457</text:p>
          </table:table-cell>
          <table:table-cell office:value-type="float" office:value="1.3134" calcext:value-type="float">
            <text:p>1.3134</text:p>
          </table:table-cell>
          <table:table-cell office:value-type="float" office:value="2.5419" calcext:value-type="float">
            <text:p>2.5419</text:p>
          </table:table-cell>
          <table:table-cell office:value-type="float" office:value="1.5718" calcext:value-type="float">
            <text:p>1.5718</text:p>
          </table:table-cell>
          <table:table-cell office:value-type="float" office:value="1.2211" calcext:value-type="float">
            <text:p>1.2211</text:p>
          </table:table-cell>
          <table:table-cell office:value-type="float" office:value="1.02833092212677" calcext:value-type="float">
            <text:p>1.02833092212677</text:p>
          </table:table-cell>
          <table:table-cell table:style-name="ce2" office:value-type="float" office:value="2.16396355628967" calcext:value-type="float">
            <text:p>2.163963556289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V1</text:p>
          </table:table-cell>
          <table:table-cell office:value-type="float" office:value="1.1703" calcext:value-type="float">
            <text:p>1.1703</text:p>
          </table:table-cell>
          <table:table-cell office:value-type="float" office:value="2.9513" calcext:value-type="float">
            <text:p>2.9513</text:p>
          </table:table-cell>
          <table:table-cell office:value-type="float" office:value="4.9718" calcext:value-type="float">
            <text:p>4.9718</text:p>
          </table:table-cell>
          <table:table-cell office:value-type="float" office:value="3.2939" calcext:value-type="float">
            <text:p>3.2939</text:p>
          </table:table-cell>
          <table:table-cell office:value-type="float" office:value="3.2564" calcext:value-type="float">
            <text:p>3.2564</text:p>
          </table:table-cell>
          <table:table-cell office:value-type="float" office:value="3.6315" calcext:value-type="float">
            <text:p>3.6315</text:p>
          </table:table-cell>
          <table:table-cell office:value-type="float" office:value="1.3674" calcext:value-type="float">
            <text:p>1.3674</text:p>
          </table:table-cell>
          <table:table-cell office:value-type="float" office:value="2.2946" calcext:value-type="float">
            <text:p>2.2946</text:p>
          </table:table-cell>
          <table:table-cell office:value-type="float" office:value="1.955" calcext:value-type="float">
            <text:p>1.955</text:p>
          </table:table-cell>
          <table:table-cell office:value-type="float" office:value="1.3673" calcext:value-type="float">
            <text:p>1.3673</text:p>
          </table:table-cell>
          <table:table-cell office:value-type="float" office:value="1.31670713424683" calcext:value-type="float">
            <text:p>1.31670713424683</text:p>
          </table:table-cell>
          <table:table-cell table:style-name="ce2" office:value-type="float" office:value="2.62594127655029" calcext:value-type="float">
            <text:p>2.625941276550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V2</text:p>
          </table:table-cell>
          <table:table-cell office:value-type="float" office:value="1.1424" calcext:value-type="float">
            <text:p>1.1424</text:p>
          </table:table-cell>
          <table:table-cell office:value-type="float" office:value="2.9867" calcext:value-type="float">
            <text:p>2.9867</text:p>
          </table:table-cell>
          <table:table-cell office:value-type="float" office:value="4.4777" calcext:value-type="float">
            <text:p>4.4777</text:p>
          </table:table-cell>
          <table:table-cell office:value-type="float" office:value="2.717" calcext:value-type="float">
            <text:p>2.717</text:p>
          </table:table-cell>
          <table:table-cell office:value-type="float" office:value="2.7619" calcext:value-type="float">
            <text:p>2.7619</text:p>
          </table:table-cell>
          <table:table-cell office:value-type="float" office:value="3.3026" calcext:value-type="float">
            <text:p>3.3026</text:p>
          </table:table-cell>
          <table:table-cell office:value-type="float" office:value="1.4408" calcext:value-type="float">
            <text:p>1.4408</text:p>
          </table:table-cell>
          <table:table-cell office:value-type="float" office:value="3.1698" calcext:value-type="float">
            <text:p>3.1698</text:p>
          </table:table-cell>
          <table:table-cell office:value-type="float" office:value="1.4689" calcext:value-type="float">
            <text:p>1.4689</text:p>
          </table:table-cell>
          <table:table-cell office:value-type="float" office:value="1.2865" calcext:value-type="float">
            <text:p>1.2865</text:p>
          </table:table-cell>
          <table:table-cell office:value-type="float" office:value="1.18448543548584" calcext:value-type="float">
            <text:p>1.18448543548584</text:p>
          </table:table-cell>
          <table:table-cell table:style-name="ce2" office:value-type="float" office:value="2.47543287277222" calcext:value-type="float">
            <text:p>2.475432872772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V3</text:p>
          </table:table-cell>
          <table:table-cell office:value-type="float" office:value="1.162" calcext:value-type="float">
            <text:p>1.162</text:p>
          </table:table-cell>
          <table:table-cell office:value-type="float" office:value="2.8031" calcext:value-type="float">
            <text:p>2.8031</text:p>
          </table:table-cell>
          <table:table-cell office:value-type="float" office:value="4.2937" calcext:value-type="float">
            <text:p>4.2937</text:p>
          </table:table-cell>
          <table:table-cell office:value-type="float" office:value="2.2719" calcext:value-type="float">
            <text:p>2.2719</text:p>
          </table:table-cell>
          <table:table-cell office:value-type="float" office:value="2.1595" calcext:value-type="float">
            <text:p>2.1595</text:p>
          </table:table-cell>
          <table:table-cell office:value-type="float" office:value="2.2279" calcext:value-type="float">
            <text:p>2.2279</text:p>
          </table:table-cell>
          <table:table-cell office:value-type="float" office:value="1.1511" calcext:value-type="float">
            <text:p>1.1511</text:p>
          </table:table-cell>
          <table:table-cell office:value-type="float" office:value="2.2538" calcext:value-type="float">
            <text:p>2.2538</text:p>
          </table:table-cell>
          <table:table-cell office:value-type="float" office:value="1.4574" calcext:value-type="float">
            <text:p>1.4574</text:p>
          </table:table-cell>
          <table:table-cell office:value-type="float" office:value="1.12" calcext:value-type="float">
            <text:p>1.12</text:p>
          </table:table-cell>
          <table:table-cell office:value-type="float" office:value="1.01635825634003" calcext:value-type="float">
            <text:p>1.01635825634003</text:p>
          </table:table-cell>
          <table:table-cell table:style-name="ce2" office:value-type="float" office:value="2.09003400802612" calcext:value-type="float">
            <text:p>2.090034008026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V4</text:p>
          </table:table-cell>
          <table:table-cell office:value-type="float" office:value="0.8863" calcext:value-type="float">
            <text:p>0.8863</text:p>
          </table:table-cell>
          <table:table-cell office:value-type="float" office:value="2.8751" calcext:value-type="float">
            <text:p>2.8751</text:p>
          </table:table-cell>
          <table:table-cell office:value-type="float" office:value="5.1499" calcext:value-type="float">
            <text:p>5.1499</text:p>
          </table:table-cell>
          <table:table-cell office:value-type="float" office:value="2.2673" calcext:value-type="float">
            <text:p>2.2673</text:p>
          </table:table-cell>
          <table:table-cell office:value-type="float" office:value="2.2492" calcext:value-type="float">
            <text:p>2.2492</text:p>
          </table:table-cell>
          <table:table-cell office:value-type="float" office:value="2.5261" calcext:value-type="float">
            <text:p>2.5261</text:p>
          </table:table-cell>
          <table:table-cell office:value-type="float" office:value="1.2343" calcext:value-type="float">
            <text:p>1.2343</text:p>
          </table:table-cell>
          <table:table-cell office:value-type="float" office:value="2.408" calcext:value-type="float">
            <text:p>2.408</text:p>
          </table:table-cell>
          <table:table-cell office:value-type="float" office:value="1.5256" calcext:value-type="float">
            <text:p>1.5256</text:p>
          </table:table-cell>
          <table:table-cell office:value-type="float" office:value="1.2191" calcext:value-type="float">
            <text:p>1.2191</text:p>
          </table:table-cell>
          <table:table-cell office:value-type="float" office:value="1.2550460100174" calcext:value-type="float">
            <text:p>1.2550460100174</text:p>
          </table:table-cell>
          <table:table-cell table:style-name="ce2" office:value-type="float" office:value="2.23409557342529" calcext:value-type="float">
            <text:p>2.234095573425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V5</text:p>
          </table:table-cell>
          <table:table-cell office:value-type="float" office:value="0.97" calcext:value-type="float">
            <text:p>0.97</text:p>
          </table:table-cell>
          <table:table-cell office:value-type="float" office:value="2.6604" calcext:value-type="float">
            <text:p>2.6604</text:p>
          </table:table-cell>
          <table:table-cell office:value-type="float" office:value="3.9583" calcext:value-type="float">
            <text:p>3.9583</text:p>
          </table:table-cell>
          <table:table-cell office:value-type="float" office:value="1.9881" calcext:value-type="float">
            <text:p>1.9881</text:p>
          </table:table-cell>
          <table:table-cell office:value-type="float" office:value="2.0328" calcext:value-type="float">
            <text:p>2.0328</text:p>
          </table:table-cell>
          <table:table-cell office:value-type="float" office:value="2.3534" calcext:value-type="float">
            <text:p>2.3534</text:p>
          </table:table-cell>
          <table:table-cell office:value-type="float" office:value="1.1675" calcext:value-type="float">
            <text:p>1.1675</text:p>
          </table:table-cell>
          <table:table-cell office:value-type="float" office:value="2.522" calcext:value-type="float">
            <text:p>2.522</text:p>
          </table:table-cell>
          <table:table-cell office:value-type="float" office:value="1.4325" calcext:value-type="float">
            <text:p>1.4325</text:p>
          </table:table-cell>
          <table:table-cell office:value-type="float" office:value="1.175" calcext:value-type="float">
            <text:p>1.175</text:p>
          </table:table-cell>
          <table:table-cell office:value-type="float" office:value="0.925507307052612" calcext:value-type="float">
            <text:p>0.925507307052612</text:p>
          </table:table-cell>
          <table:table-cell table:style-name="ce2" office:value-type="float" office:value="2.02600932121277" calcext:value-type="float">
            <text:p>2.026009321212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V6</text:p>
          </table:table-cell>
          <table:table-cell office:value-type="float" office:value="0.8866" calcext:value-type="float">
            <text:p>0.8866</text:p>
          </table:table-cell>
          <table:table-cell office:value-type="float" office:value="2.4064" calcext:value-type="float">
            <text:p>2.4064</text:p>
          </table:table-cell>
          <table:table-cell office:value-type="float" office:value="4.6916" calcext:value-type="float">
            <text:p>4.6916</text:p>
          </table:table-cell>
          <table:table-cell office:value-type="float" office:value="2.5252" calcext:value-type="float">
            <text:p>2.5252</text:p>
          </table:table-cell>
          <table:table-cell office:value-type="float" office:value="2.6391" calcext:value-type="float">
            <text:p>2.6391</text:p>
          </table:table-cell>
          <table:table-cell office:value-type="float" office:value="3.4617" calcext:value-type="float">
            <text:p>3.4617</text:p>
          </table:table-cell>
          <table:table-cell office:value-type="float" office:value="1.2501" calcext:value-type="float">
            <text:p>1.2501</text:p>
          </table:table-cell>
          <table:table-cell office:value-type="float" office:value="2.8816" calcext:value-type="float">
            <text:p>2.8816</text:p>
          </table:table-cell>
          <table:table-cell office:value-type="float" office:value="1.4754" calcext:value-type="float">
            <text:p>1.4754</text:p>
          </table:table-cell>
          <table:table-cell office:value-type="float" office:value="1.0636" calcext:value-type="float">
            <text:p>1.0636</text:p>
          </table:table-cell>
          <table:table-cell office:value-type="float" office:value="1.40518307685852" calcext:value-type="float">
            <text:p>1.40518307685852</text:p>
          </table:table-cell>
          <table:table-cell table:style-name="ce2" office:value-type="float" office:value="2.3281147480011" calcext:value-type="float">
            <text:p>2.32811474800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V7</text:p>
          </table:table-cell>
          <table:table-cell office:value-type="float" office:value="1.097" calcext:value-type="float">
            <text:p>1.097</text:p>
          </table:table-cell>
          <table:table-cell office:value-type="float" office:value="2.417" calcext:value-type="float">
            <text:p>2.417</text:p>
          </table:table-cell>
          <table:table-cell office:value-type="float" office:value="4.6682" calcext:value-type="float">
            <text:p>4.6682</text:p>
          </table:table-cell>
          <table:table-cell office:value-type="float" office:value="2.1009" calcext:value-type="float">
            <text:p>2.1009</text:p>
          </table:table-cell>
          <table:table-cell office:value-type="float" office:value="2.0137" calcext:value-type="float">
            <text:p>2.0137</text:p>
          </table:table-cell>
          <table:table-cell office:value-type="float" office:value="2.666" calcext:value-type="float">
            <text:p>2.666</text:p>
          </table:table-cell>
          <table:table-cell office:value-type="float" office:value="1.1524" calcext:value-type="float">
            <text:p>1.1524</text:p>
          </table:table-cell>
          <table:table-cell office:value-type="float" office:value="2.7574" calcext:value-type="float">
            <text:p>2.7574</text:p>
          </table:table-cell>
          <table:table-cell office:value-type="float" office:value="1.4081" calcext:value-type="float">
            <text:p>1.4081</text:p>
          </table:table-cell>
          <table:table-cell office:value-type="float" office:value="1.0447" calcext:value-type="float">
            <text:p>1.0447</text:p>
          </table:table-cell>
          <table:table-cell office:value-type="float" office:value="1.10369324684143" calcext:value-type="float">
            <text:p>1.10369324684143</text:p>
          </table:table-cell>
          <table:table-cell table:style-name="ce2" office:value-type="float" office:value="2.13252139091492" calcext:value-type="float">
            <text:p>2.132521390914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V8</text:p>
          </table:table-cell>
          <table:table-cell office:value-type="float" office:value="1.0136" calcext:value-type="float">
            <text:p>1.0136</text:p>
          </table:table-cell>
          <table:table-cell office:value-type="float" office:value="2.6136" calcext:value-type="float">
            <text:p>2.6136</text:p>
          </table:table-cell>
          <table:table-cell office:value-type="float" office:value="4.542" calcext:value-type="float">
            <text:p>4.542</text:p>
          </table:table-cell>
          <table:table-cell office:value-type="float" office:value="2.094" calcext:value-type="float">
            <text:p>2.094</text:p>
          </table:table-cell>
          <table:table-cell office:value-type="float" office:value="2.201" calcext:value-type="float">
            <text:p>2.201</text:p>
          </table:table-cell>
          <table:table-cell office:value-type="float" office:value="2.447" calcext:value-type="float">
            <text:p>2.447</text:p>
          </table:table-cell>
          <table:table-cell office:value-type="float" office:value="1.179" calcext:value-type="float">
            <text:p>1.179</text:p>
          </table:table-cell>
          <table:table-cell office:value-type="float" office:value="2.2493" calcext:value-type="float">
            <text:p>2.2493</text:p>
          </table:table-cell>
          <table:table-cell office:value-type="float" office:value="1.4948" calcext:value-type="float">
            <text:p>1.4948</text:p>
          </table:table-cell>
          <table:table-cell office:value-type="float" office:value="1.277" calcext:value-type="float">
            <text:p>1.277</text:p>
          </table:table-cell>
          <table:table-cell office:value-type="float" office:value="1.13219571113586" calcext:value-type="float">
            <text:p>1.13219571113586</text:p>
          </table:table-cell>
          <table:table-cell table:style-name="ce2" office:value-type="float" office:value="2.11113023757935" calcext:value-type="float">
            <text:p>2.111130237579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V9</text:p>
          </table:table-cell>
          <table:table-cell office:value-type="float" office:value="1.0525" calcext:value-type="float">
            <text:p>1.0525</text:p>
          </table:table-cell>
          <table:table-cell office:value-type="float" office:value="2.8498" calcext:value-type="float">
            <text:p>2.8498</text:p>
          </table:table-cell>
          <table:table-cell office:value-type="float" office:value="3.896" calcext:value-type="float">
            <text:p>3.896</text:p>
          </table:table-cell>
          <table:table-cell office:value-type="float" office:value="2.1859" calcext:value-type="float">
            <text:p>2.1859</text:p>
          </table:table-cell>
          <table:table-cell office:value-type="float" office:value="2.5326" calcext:value-type="float">
            <text:p>2.5326</text:p>
          </table:table-cell>
          <table:table-cell office:value-type="float" office:value="2.7448" calcext:value-type="float">
            <text:p>2.7448</text:p>
          </table:table-cell>
          <table:table-cell office:value-type="float" office:value="1.4233" calcext:value-type="float">
            <text:p>1.4233</text:p>
          </table:table-cell>
          <table:table-cell office:value-type="float" office:value="2.9006" calcext:value-type="float">
            <text:p>2.9006</text:p>
          </table:table-cell>
          <table:table-cell office:value-type="float" office:value="1.6597" calcext:value-type="float">
            <text:p>1.6597</text:p>
          </table:table-cell>
          <table:table-cell office:value-type="float" office:value="1.2182" calcext:value-type="float">
            <text:p>1.2182</text:p>
          </table:table-cell>
          <table:table-cell office:value-type="float" office:value="1.02195656299591" calcext:value-type="float">
            <text:p>1.02195656299591</text:p>
          </table:table-cell>
          <table:table-cell table:style-name="ce2" office:value-type="float" office:value="2.24634647369385" calcext:value-type="float">
            <text:p>2.24634647369385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 table:formula="of:=AVERAGE([.B4:.B13])" office:value-type="float" office:value="1.03457" calcext:value-type="float">
            <text:p>1.03457</text:p>
          </table:table-cell>
          <table:table-cell table:style-name="ce1" table:formula="of:=AVERAGE([.C4:.C13])" office:value-type="float" office:value="2.70768" calcext:value-type="float">
            <text:p>2.70768</text:p>
          </table:table-cell>
          <table:table-cell table:style-name="ce1" table:formula="of:=AVERAGE([.D4:.D13])" office:value-type="float" office:value="4.49078" calcext:value-type="float">
            <text:p>4.49078</text:p>
          </table:table-cell>
          <table:table-cell table:style-name="ce1" table:formula="of:=AVERAGE([.E4:.E13])" office:value-type="float" office:value="2.3805" calcext:value-type="float">
            <text:p>2.3805</text:p>
          </table:table-cell>
          <table:table-cell table:style-name="ce1" table:formula="of:=AVERAGE([.F4:.F13])" office:value-type="float" office:value="2.39942" calcext:value-type="float">
            <text:p>2.39942</text:p>
          </table:table-cell>
          <table:table-cell table:style-name="ce1" table:formula="of:=AVERAGE([.G4:.G13])" office:value-type="float" office:value="2.81067" calcext:value-type="float">
            <text:p>2.81067</text:p>
          </table:table-cell>
          <table:table-cell table:style-name="ce1" table:formula="of:=AVERAGE([.H4:.H13])" office:value-type="float" office:value="1.26793" calcext:value-type="float">
            <text:p>1.26793</text:p>
          </table:table-cell>
          <table:table-cell table:style-name="ce1" table:formula="of:=AVERAGE([.I4:.I13])" office:value-type="float" office:value="2.5979" calcext:value-type="float">
            <text:p>2.5979</text:p>
          </table:table-cell>
          <table:table-cell table:style-name="ce1" table:formula="of:=AVERAGE([.J4:.J13])" office:value-type="float" office:value="1.54492" calcext:value-type="float">
            <text:p>1.54492</text:p>
          </table:table-cell>
          <table:table-cell table:style-name="ce1" table:formula="of:=AVERAGE([.K4:.K13])" office:value-type="float" office:value="1.19925" calcext:value-type="float">
            <text:p>1.19925</text:p>
          </table:table-cell>
          <table:table-cell table:style-name="ce1" table:formula="of:=AVERAGE([.L4:.L13])" office:value-type="float" office:value="1.13894636631012" calcext:value-type="float">
            <text:p>1.13894636631012</text:p>
          </table:table-cell>
          <table:table-cell table:style-name="ce1" table:formula="of:=AVERAGE([.M4:.M13])" office:value-type="float" office:value="2.24335894584656" calcext:value-type="float">
            <text:p>2.24335894584656</text:p>
          </table:table-cell>
          <table:table-cell table:number-columns-repeated="1011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3" office:value-type="string" calcext:value-type="string">
            <text:p>If exclude Surface2:</text:p>
          </table:table-cell>
          <table:table-cell table:style-name="Default" table:number-columns-repeated="11"/>
          <table:table-cell table:number-columns-repeated="1012"/>
        </table:table-row>
        <table:table-row table:style-name="ro2">
          <table:table-cell table:style-name="ce7" office:value-type="string" calcext:value-type="string">
            <text:p>SurfaceName</text:p>
          </table:table-cell>
          <table:table-cell table:style-name="ce13" office:value-type="string" calcext:value-type="string">
            <text:p><text:span text:style-name="T1">ILM</text:span></text:p>
          </table:table-cell>
          <table:table-cell table:style-name="ce15" office:value-type="string" calcext:value-type="string">
            <text:p><text:span text:style-name="T1">RNFL-GCL</text:span></text:p>
          </table:table-cell>
          <table:table-cell table:style-name="ce7" office:value-type="string" calcext:value-type="string">
            <text:p>IPL-INL</text:p>
          </table:table-cell>
          <table:table-cell table:style-name="ce15" office:value-type="string" calcext:value-type="string">
            <text:p><text:span text:style-name="T1">INL-OPL</text:span></text:p>
          </table:table-cell>
          <table:table-cell table:style-name="ce15" office:value-type="string" calcext:value-type="string">
            <text:p><text:span text:style-name="T1">OPL-HFL</text:span></text:p>
          </table:table-cell>
          <table:table-cell table:style-name="ce7" office:value-type="string" calcext:value-type="string">
            <text:p><text:span text:style-name="T2">BMEIS</text:span></text:p>
          </table:table-cell>
          <table:table-cell table:style-name="ce7" office:value-type="string" calcext:value-type="string">
            <text:p><text:span text:style-name="T1">IS/OSJ</text:span></text:p>
          </table:table-cell>
          <table:table-cell table:style-name="ce7" office:value-type="string" calcext:value-type="string">
            <text:p><text:span text:style-name="T2"> IB_RPE</text:span></text:p>
          </table:table-cell>
          <table:table-cell table:style-name="ce7" office:value-type="string" calcext:value-type="string">
            <text:p><text:span text:style-name="T2"> OB_RPE</text:span>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1" office:value-type="string" calcext:value-type="string">
            <text:p>Error(micrometer)</text:p>
          </table:table-cell>
          <table:table-cell table:style-name="ce1" office:value-type="string" calcext:value-type="string">
            <text:p><text:s/>Surface0</text:p>
          </table:table-cell>
          <table:table-cell table:style-name="ce1" office:value-type="string" calcext:value-type="string">
            <text:p><text:s/>Surface1</text:p>
          </table:table-cell>
          <table:table-cell table:style-name="ce1" office:value-type="string" calcext:value-type="string">
            <text:p><text:s/>Surface3</text:p>
          </table:table-cell>
          <table:table-cell table:style-name="ce1" office:value-type="string" calcext:value-type="string">
            <text:p>Surface4</text:p>
          </table:table-cell>
          <table:table-cell table:style-name="ce1" office:value-type="string" calcext:value-type="string">
            <text:p><text:s/>Surface5</text:p>
          </table:table-cell>
          <table:table-cell table:style-name="ce1" office:value-type="string" calcext:value-type="string">
            <text:p><text:s/>Surface6</text:p>
          </table:table-cell>
          <table:table-cell table:style-name="ce1" office:value-type="string" calcext:value-type="string">
            <text:p><text:s/>Surface7</text:p>
          </table:table-cell>
          <table:table-cell table:style-name="ce1" office:value-type="string" calcext:value-type="string">
            <text:p><text:s/>Surface8</text:p>
          </table:table-cell>
          <table:table-cell table:style-name="ce1" office:value-type="string" calcext:value-type="string">
            <text:p><text:s/>Surface9</text:p>
          </table:table-cell>
          <table:table-cell table:style-name="ce1" office:value-type="string" calcext:value-type="string">
            <text:p><text:s/>totalStdDeviation</text:p>
          </table:table-cell>
          <table:table-cell table:style-name="ce1" office:value-type="string" calcext:value-type="string">
            <text:p><text:s/>TotalMea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V0</text:p>
          </table:table-cell>
          <table:table-cell office:value-type="float" office:value="0.965" calcext:value-type="float">
            <text:p>0.965</text:p>
          </table:table-cell>
          <table:table-cell office:value-type="float" office:value="2.5134" calcext:value-type="float">
            <text:p>2.5134</text:p>
          </table:table-cell>
          <table:table-cell office:value-type="float" office:value="2.3608" calcext:value-type="float">
            <text:p>2.3608</text:p>
          </table:table-cell>
          <table:table-cell office:value-type="float" office:value="2.148" calcext:value-type="float">
            <text:p>2.148</text:p>
          </table:table-cell>
          <table:table-cell office:value-type="float" office:value="2.7457" calcext:value-type="float">
            <text:p>2.7457</text:p>
          </table:table-cell>
          <table:table-cell office:value-type="float" office:value="1.3134" calcext:value-type="float">
            <text:p>1.3134</text:p>
          </table:table-cell>
          <table:table-cell office:value-type="float" office:value="2.5419" calcext:value-type="float">
            <text:p>2.5419</text:p>
          </table:table-cell>
          <table:table-cell office:value-type="float" office:value="1.5718" calcext:value-type="float">
            <text:p>1.5718</text:p>
          </table:table-cell>
          <table:table-cell office:value-type="float" office:value="1.2211" calcext:value-type="float">
            <text:p>1.2211</text:p>
          </table:table-cell>
          <table:table-cell table:formula="of:=STDEV([.B19:.J19])" office:value-type="float" office:value="0.666662360194424" calcext:value-type="float">
            <text:p>0.666662360194424</text:p>
          </table:table-cell>
          <table:table-cell table:formula="of:=AVERAGE([.B19:.J19])" office:value-type="float" office:value="1.93123333333333" calcext:value-type="float">
            <text:p>1.931233333333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V1</text:p>
          </table:table-cell>
          <table:table-cell office:value-type="float" office:value="1.1703" calcext:value-type="float">
            <text:p>1.1703</text:p>
          </table:table-cell>
          <table:table-cell office:value-type="float" office:value="2.9513" calcext:value-type="float">
            <text:p>2.9513</text:p>
          </table:table-cell>
          <table:table-cell office:value-type="float" office:value="3.2939" calcext:value-type="float">
            <text:p>3.2939</text:p>
          </table:table-cell>
          <table:table-cell office:value-type="float" office:value="3.2564" calcext:value-type="float">
            <text:p>3.2564</text:p>
          </table:table-cell>
          <table:table-cell office:value-type="float" office:value="3.6315" calcext:value-type="float">
            <text:p>3.6315</text:p>
          </table:table-cell>
          <table:table-cell office:value-type="float" office:value="1.3674" calcext:value-type="float">
            <text:p>1.3674</text:p>
          </table:table-cell>
          <table:table-cell office:value-type="float" office:value="2.2946" calcext:value-type="float">
            <text:p>2.2946</text:p>
          </table:table-cell>
          <table:table-cell office:value-type="float" office:value="1.955" calcext:value-type="float">
            <text:p>1.955</text:p>
          </table:table-cell>
          <table:table-cell office:value-type="float" office:value="1.3673" calcext:value-type="float">
            <text:p>1.3673</text:p>
          </table:table-cell>
          <table:table-cell table:formula="of:=STDEV([.B20:.J20])" office:value-type="float" office:value="0.948432496280046" calcext:value-type="float">
            <text:p>0.948432496280046</text:p>
          </table:table-cell>
          <table:table-cell table:formula="of:=AVERAGE([.B20:.J20])" office:value-type="float" office:value="2.3653" calcext:value-type="float">
            <text:p>2.36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V2</text:p>
          </table:table-cell>
          <table:table-cell office:value-type="float" office:value="1.1424" calcext:value-type="float">
            <text:p>1.1424</text:p>
          </table:table-cell>
          <table:table-cell office:value-type="float" office:value="2.9867" calcext:value-type="float">
            <text:p>2.9867</text:p>
          </table:table-cell>
          <table:table-cell office:value-type="float" office:value="2.717" calcext:value-type="float">
            <text:p>2.717</text:p>
          </table:table-cell>
          <table:table-cell office:value-type="float" office:value="2.7619" calcext:value-type="float">
            <text:p>2.7619</text:p>
          </table:table-cell>
          <table:table-cell office:value-type="float" office:value="3.3026" calcext:value-type="float">
            <text:p>3.3026</text:p>
          </table:table-cell>
          <table:table-cell office:value-type="float" office:value="1.4408" calcext:value-type="float">
            <text:p>1.4408</text:p>
          </table:table-cell>
          <table:table-cell office:value-type="float" office:value="3.1698" calcext:value-type="float">
            <text:p>3.1698</text:p>
          </table:table-cell>
          <table:table-cell office:value-type="float" office:value="1.4689" calcext:value-type="float">
            <text:p>1.4689</text:p>
          </table:table-cell>
          <table:table-cell office:value-type="float" office:value="1.2865" calcext:value-type="float">
            <text:p>1.2865</text:p>
          </table:table-cell>
          <table:table-cell table:formula="of:=STDEV([.B21:.J21])" office:value-type="float" office:value="0.894204223193884" calcext:value-type="float">
            <text:p>0.894204223193884</text:p>
          </table:table-cell>
          <table:table-cell table:formula="of:=AVERAGE([.B21:.J21])" office:value-type="float" office:value="2.25295555555556" calcext:value-type="float">
            <text:p>2.252955555555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V3</text:p>
          </table:table-cell>
          <table:table-cell office:value-type="float" office:value="1.162" calcext:value-type="float">
            <text:p>1.162</text:p>
          </table:table-cell>
          <table:table-cell office:value-type="float" office:value="2.8031" calcext:value-type="float">
            <text:p>2.8031</text:p>
          </table:table-cell>
          <table:table-cell office:value-type="float" office:value="2.2719" calcext:value-type="float">
            <text:p>2.2719</text:p>
          </table:table-cell>
          <table:table-cell office:value-type="float" office:value="2.1595" calcext:value-type="float">
            <text:p>2.1595</text:p>
          </table:table-cell>
          <table:table-cell office:value-type="float" office:value="2.2279" calcext:value-type="float">
            <text:p>2.2279</text:p>
          </table:table-cell>
          <table:table-cell office:value-type="float" office:value="1.1511" calcext:value-type="float">
            <text:p>1.1511</text:p>
          </table:table-cell>
          <table:table-cell office:value-type="float" office:value="2.2538" calcext:value-type="float">
            <text:p>2.2538</text:p>
          </table:table-cell>
          <table:table-cell office:value-type="float" office:value="1.4574" calcext:value-type="float">
            <text:p>1.4574</text:p>
          </table:table-cell>
          <table:table-cell office:value-type="float" office:value="1.12" calcext:value-type="float">
            <text:p>1.12</text:p>
          </table:table-cell>
          <table:table-cell table:formula="of:=STDEV([.B22:.J22])" office:value-type="float" office:value="0.626167306804748" calcext:value-type="float">
            <text:p>0.626167306804748</text:p>
          </table:table-cell>
          <table:table-cell table:formula="of:=AVERAGE([.B22:.J22])" office:value-type="float" office:value="1.84518888888889" calcext:value-type="float">
            <text:p>1.8451888888888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V4</text:p>
          </table:table-cell>
          <table:table-cell office:value-type="float" office:value="0.8863" calcext:value-type="float">
            <text:p>0.8863</text:p>
          </table:table-cell>
          <table:table-cell office:value-type="float" office:value="2.8751" calcext:value-type="float">
            <text:p>2.8751</text:p>
          </table:table-cell>
          <table:table-cell office:value-type="float" office:value="2.2673" calcext:value-type="float">
            <text:p>2.2673</text:p>
          </table:table-cell>
          <table:table-cell office:value-type="float" office:value="2.2492" calcext:value-type="float">
            <text:p>2.2492</text:p>
          </table:table-cell>
          <table:table-cell office:value-type="float" office:value="2.5261" calcext:value-type="float">
            <text:p>2.5261</text:p>
          </table:table-cell>
          <table:table-cell office:value-type="float" office:value="1.2343" calcext:value-type="float">
            <text:p>1.2343</text:p>
          </table:table-cell>
          <table:table-cell office:value-type="float" office:value="2.408" calcext:value-type="float">
            <text:p>2.408</text:p>
          </table:table-cell>
          <table:table-cell office:value-type="float" office:value="1.5256" calcext:value-type="float">
            <text:p>1.5256</text:p>
          </table:table-cell>
          <table:table-cell office:value-type="float" office:value="1.2191" calcext:value-type="float">
            <text:p>1.2191</text:p>
          </table:table-cell>
          <table:table-cell table:formula="of:=STDEV([.B23:.J23])" office:value-type="float" office:value="0.701013497452874" calcext:value-type="float">
            <text:p>0.701013497452874</text:p>
          </table:table-cell>
          <table:table-cell table:formula="of:=AVERAGE([.B23:.J23])" office:value-type="float" office:value="1.91011111111111" calcext:value-type="float">
            <text:p>1.910111111111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V5</text:p>
          </table:table-cell>
          <table:table-cell office:value-type="float" office:value="0.97" calcext:value-type="float">
            <text:p>0.97</text:p>
          </table:table-cell>
          <table:table-cell office:value-type="float" office:value="2.6604" calcext:value-type="float">
            <text:p>2.6604</text:p>
          </table:table-cell>
          <table:table-cell office:value-type="float" office:value="1.9881" calcext:value-type="float">
            <text:p>1.9881</text:p>
          </table:table-cell>
          <table:table-cell office:value-type="float" office:value="2.0328" calcext:value-type="float">
            <text:p>2.0328</text:p>
          </table:table-cell>
          <table:table-cell office:value-type="float" office:value="2.3534" calcext:value-type="float">
            <text:p>2.3534</text:p>
          </table:table-cell>
          <table:table-cell office:value-type="float" office:value="1.1675" calcext:value-type="float">
            <text:p>1.1675</text:p>
          </table:table-cell>
          <table:table-cell office:value-type="float" office:value="2.522" calcext:value-type="float">
            <text:p>2.522</text:p>
          </table:table-cell>
          <table:table-cell office:value-type="float" office:value="1.4325" calcext:value-type="float">
            <text:p>1.4325</text:p>
          </table:table-cell>
          <table:table-cell office:value-type="float" office:value="1.175" calcext:value-type="float">
            <text:p>1.175</text:p>
          </table:table-cell>
          <table:table-cell table:formula="of:=STDEV([.B24:.J24])" office:value-type="float" office:value="0.639422538310936" calcext:value-type="float">
            <text:p>0.639422538310936</text:p>
          </table:table-cell>
          <table:table-cell table:formula="of:=AVERAGE([.B24:.J24])" office:value-type="float" office:value="1.8113" calcext:value-type="float">
            <text:p>1.81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V6</text:p>
          </table:table-cell>
          <table:table-cell office:value-type="float" office:value="0.8866" calcext:value-type="float">
            <text:p>0.8866</text:p>
          </table:table-cell>
          <table:table-cell office:value-type="float" office:value="2.4064" calcext:value-type="float">
            <text:p>2.4064</text:p>
          </table:table-cell>
          <table:table-cell office:value-type="float" office:value="2.5252" calcext:value-type="float">
            <text:p>2.5252</text:p>
          </table:table-cell>
          <table:table-cell office:value-type="float" office:value="2.6391" calcext:value-type="float">
            <text:p>2.6391</text:p>
          </table:table-cell>
          <table:table-cell office:value-type="float" office:value="3.4617" calcext:value-type="float">
            <text:p>3.4617</text:p>
          </table:table-cell>
          <table:table-cell office:value-type="float" office:value="1.2501" calcext:value-type="float">
            <text:p>1.2501</text:p>
          </table:table-cell>
          <table:table-cell office:value-type="float" office:value="2.8816" calcext:value-type="float">
            <text:p>2.8816</text:p>
          </table:table-cell>
          <table:table-cell office:value-type="float" office:value="1.4754" calcext:value-type="float">
            <text:p>1.4754</text:p>
          </table:table-cell>
          <table:table-cell office:value-type="float" office:value="1.0636" calcext:value-type="float">
            <text:p>1.0636</text:p>
          </table:table-cell>
          <table:table-cell table:formula="of:=STDEV([.B25:.J25])" office:value-type="float" office:value="0.91369110586918" calcext:value-type="float">
            <text:p>0.91369110586918</text:p>
          </table:table-cell>
          <table:table-cell table:formula="of:=AVERAGE([.B25:.J25])" office:value-type="float" office:value="2.06552222222222" calcext:value-type="float">
            <text:p>2.065522222222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V7</text:p>
          </table:table-cell>
          <table:table-cell office:value-type="float" office:value="1.097" calcext:value-type="float">
            <text:p>1.097</text:p>
          </table:table-cell>
          <table:table-cell office:value-type="float" office:value="2.417" calcext:value-type="float">
            <text:p>2.417</text:p>
          </table:table-cell>
          <table:table-cell office:value-type="float" office:value="2.1009" calcext:value-type="float">
            <text:p>2.1009</text:p>
          </table:table-cell>
          <table:table-cell office:value-type="float" office:value="2.0137" calcext:value-type="float">
            <text:p>2.0137</text:p>
          </table:table-cell>
          <table:table-cell office:value-type="float" office:value="2.666" calcext:value-type="float">
            <text:p>2.666</text:p>
          </table:table-cell>
          <table:table-cell office:value-type="float" office:value="1.1524" calcext:value-type="float">
            <text:p>1.1524</text:p>
          </table:table-cell>
          <table:table-cell office:value-type="float" office:value="2.7574" calcext:value-type="float">
            <text:p>2.7574</text:p>
          </table:table-cell>
          <table:table-cell office:value-type="float" office:value="1.4081" calcext:value-type="float">
            <text:p>1.4081</text:p>
          </table:table-cell>
          <table:table-cell office:value-type="float" office:value="1.0447" calcext:value-type="float">
            <text:p>1.0447</text:p>
          </table:table-cell>
          <table:table-cell table:formula="of:=STDEV([.B26:.J26])" office:value-type="float" office:value="0.689012060852348" calcext:value-type="float">
            <text:p>0.689012060852348</text:p>
          </table:table-cell>
          <table:table-cell table:formula="of:=AVERAGE([.B26:.J26])" office:value-type="float" office:value="1.8508" calcext:value-type="float">
            <text:p>1.85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V8</text:p>
          </table:table-cell>
          <table:table-cell office:value-type="float" office:value="1.0136" calcext:value-type="float">
            <text:p>1.0136</text:p>
          </table:table-cell>
          <table:table-cell office:value-type="float" office:value="2.6136" calcext:value-type="float">
            <text:p>2.6136</text:p>
          </table:table-cell>
          <table:table-cell office:value-type="float" office:value="2.094" calcext:value-type="float">
            <text:p>2.094</text:p>
          </table:table-cell>
          <table:table-cell office:value-type="float" office:value="2.201" calcext:value-type="float">
            <text:p>2.201</text:p>
          </table:table-cell>
          <table:table-cell office:value-type="float" office:value="2.447" calcext:value-type="float">
            <text:p>2.447</text:p>
          </table:table-cell>
          <table:table-cell office:value-type="float" office:value="1.179" calcext:value-type="float">
            <text:p>1.179</text:p>
          </table:table-cell>
          <table:table-cell office:value-type="float" office:value="2.2493" calcext:value-type="float">
            <text:p>2.2493</text:p>
          </table:table-cell>
          <table:table-cell office:value-type="float" office:value="1.4948" calcext:value-type="float">
            <text:p>1.4948</text:p>
          </table:table-cell>
          <table:table-cell office:value-type="float" office:value="1.277" calcext:value-type="float">
            <text:p>1.277</text:p>
          </table:table-cell>
          <table:table-cell table:formula="of:=STDEV([.B27:.J27])" office:value-type="float" office:value="0.600546609348517" calcext:value-type="float">
            <text:p>0.600546609348517</text:p>
          </table:table-cell>
          <table:table-cell table:formula="of:=AVERAGE([.B27:.J27])" office:value-type="float" office:value="1.84103333333333" calcext:value-type="float">
            <text:p>1.841033333333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V9</text:p>
          </table:table-cell>
          <table:table-cell office:value-type="float" office:value="1.0525" calcext:value-type="float">
            <text:p>1.0525</text:p>
          </table:table-cell>
          <table:table-cell office:value-type="float" office:value="2.8498" calcext:value-type="float">
            <text:p>2.8498</text:p>
          </table:table-cell>
          <table:table-cell office:value-type="float" office:value="2.1859" calcext:value-type="float">
            <text:p>2.1859</text:p>
          </table:table-cell>
          <table:table-cell office:value-type="float" office:value="2.5326" calcext:value-type="float">
            <text:p>2.5326</text:p>
          </table:table-cell>
          <table:table-cell office:value-type="float" office:value="2.7448" calcext:value-type="float">
            <text:p>2.7448</text:p>
          </table:table-cell>
          <table:table-cell office:value-type="float" office:value="1.4233" calcext:value-type="float">
            <text:p>1.4233</text:p>
          </table:table-cell>
          <table:table-cell office:value-type="float" office:value="2.9006" calcext:value-type="float">
            <text:p>2.9006</text:p>
          </table:table-cell>
          <table:table-cell office:value-type="float" office:value="1.6597" calcext:value-type="float">
            <text:p>1.6597</text:p>
          </table:table-cell>
          <table:table-cell office:value-type="float" office:value="1.2182" calcext:value-type="float">
            <text:p>1.2182</text:p>
          </table:table-cell>
          <table:table-cell table:formula="of:=STDEV([.B28:.J28])" office:value-type="float" office:value="0.735507653106192" calcext:value-type="float">
            <text:p>0.735507653106192</text:p>
          </table:table-cell>
          <table:table-cell table:formula="of:=AVERAGE([.B28:.J28])" office:value-type="float" office:value="2.06304444444444" calcext:value-type="float">
            <text:p>2.06304444444444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Avg</text:p>
          </table:table-cell>
          <table:table-cell table:style-name="ce4" table:formula="of:=AVERAGE([.B19:.B28])" office:value-type="float" office:value="1.03457" calcext:value-type="float">
            <text:p>1.03457</text:p>
          </table:table-cell>
          <table:table-cell table:style-name="ce4" table:formula="of:=AVERAGE([.C19:.C28])" office:value-type="float" office:value="2.70768" calcext:value-type="float">
            <text:p>2.70768</text:p>
          </table:table-cell>
          <table:table-cell table:style-name="ce4" table:formula="of:=AVERAGE([.D19:.D28])" office:value-type="float" office:value="2.3805" calcext:value-type="float">
            <text:p>2.3805</text:p>
          </table:table-cell>
          <table:table-cell table:style-name="ce4" table:formula="of:=AVERAGE([.E19:.E28])" office:value-type="float" office:value="2.39942" calcext:value-type="float">
            <text:p>2.39942</text:p>
          </table:table-cell>
          <table:table-cell table:style-name="ce4" table:formula="of:=AVERAGE([.F19:.F28])" office:value-type="float" office:value="2.81067" calcext:value-type="float">
            <text:p>2.81067</text:p>
          </table:table-cell>
          <table:table-cell table:style-name="ce4" table:formula="of:=AVERAGE([.G19:.G28])" office:value-type="float" office:value="1.26793" calcext:value-type="float">
            <text:p>1.26793</text:p>
          </table:table-cell>
          <table:table-cell table:style-name="ce4" table:formula="of:=AVERAGE([.H19:.H28])" office:value-type="float" office:value="2.5979" calcext:value-type="float">
            <text:p>2.5979</text:p>
          </table:table-cell>
          <table:table-cell table:style-name="ce4" table:formula="of:=AVERAGE([.I19:.I28])" office:value-type="float" office:value="1.54492" calcext:value-type="float">
            <text:p>1.54492</text:p>
          </table:table-cell>
          <table:table-cell table:style-name="ce4" table:formula="of:=AVERAGE([.J19:.J28])" office:value-type="float" office:value="1.19925" calcext:value-type="float">
            <text:p>1.19925</text:p>
          </table:table-cell>
          <table:table-cell table:style-name="ce4" table:formula="of:=AVERAGE([.K19:.K28])" office:value-type="float" office:value="0.741465985141315" calcext:value-type="float">
            <text:p>0.741465985141315</text:p>
          </table:table-cell>
          <table:table-cell table:style-name="ce4" table:formula="of:=AVERAGE([.L19:.L28])" office:value-type="float" office:value="1.99364888888889" calcext:value-type="float">
            <text:p>1.99364888888889</text:p>
          </table:table-cell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3" office:value-type="string" calcext:value-type="string">
            <text:p>Below is the 20200317 9Surfaces Result, for comparison.</text:p>
          </table:table-cell>
          <table:table-cell table:style-name="ce3" table:number-columns-repeated="3"/>
          <table:table-cell table:style-name="Default" table:number-columns-repeated="8"/>
          <table:table-cell table:number-columns-repeated="1012"/>
        </table:table-row>
        <table:table-row table:style-name="ro2">
          <table:table-cell table:style-name="ce7" office:value-type="string" calcext:value-type="string">
            <text:p>SurfaceName</text:p>
          </table:table-cell>
          <table:table-cell table:style-name="ce7" office:value-type="string" calcext:value-type="string">
            <text:p><text:span text:style-name="T2">ILM</text:span></text:p>
          </table:table-cell>
          <table:table-cell table:style-name="ce7" office:value-type="string" calcext:value-type="string">
            <text:p><text:span text:style-name="T1">RNFL-GCL</text:span></text:p>
          </table:table-cell>
          <table:table-cell table:style-name="ce7" office:value-type="string" calcext:value-type="string">
            <text:p>IPL-INL</text:p>
          </table:table-cell>
          <table:table-cell table:style-name="ce7" office:value-type="string" calcext:value-type="string">
            <text:p><text:span text:style-name="T1">INL-OPL</text:span></text:p>
          </table:table-cell>
          <table:table-cell table:style-name="ce7" office:value-type="string" calcext:value-type="string">
            <text:p><text:span text:style-name="T1">OPL-HFL</text:span></text:p>
          </table:table-cell>
          <table:table-cell table:style-name="ce7" office:value-type="string" calcext:value-type="string">
            <text:p><text:span text:style-name="T2">BMEIS</text:span></text:p>
          </table:table-cell>
          <table:table-cell table:style-name="ce7" office:value-type="string" calcext:value-type="string">
            <text:p><text:span text:style-name="T1">IS/OSJ</text:span></text:p>
          </table:table-cell>
          <table:table-cell table:style-name="ce7" office:value-type="string" calcext:value-type="string">
            <text:p><text:span text:style-name="T2"> IB_RPE</text:span></text:p>
          </table:table-cell>
          <table:table-cell table:style-name="ce7" office:value-type="string" calcext:value-type="string">
            <text:p><text:span text:style-name="T2"> OB_RPE</text:span>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1" office:value-type="string" calcext:value-type="string">
            <text:p>Error(micrometer)</text:p>
          </table:table-cell>
          <table:table-cell table:style-name="ce1" office:value-type="string" calcext:value-type="string">
            <text:p><text:s/>Surface0</text:p>
          </table:table-cell>
          <table:table-cell table:style-name="ce1" office:value-type="string" calcext:value-type="string">
            <text:p><text:s/>Surface1</text:p>
          </table:table-cell>
          <table:table-cell table:style-name="ce1" office:value-type="string" calcext:value-type="string">
            <text:p><text:s/>Surface3</text:p>
          </table:table-cell>
          <table:table-cell table:style-name="ce1" office:value-type="string" calcext:value-type="string">
            <text:p>Surface4</text:p>
          </table:table-cell>
          <table:table-cell table:style-name="ce1" office:value-type="string" calcext:value-type="string">
            <text:p><text:s/>Surface5</text:p>
          </table:table-cell>
          <table:table-cell table:style-name="ce1" office:value-type="string" calcext:value-type="string">
            <text:p><text:s/>Surface6</text:p>
          </table:table-cell>
          <table:table-cell table:style-name="ce1" office:value-type="string" calcext:value-type="string">
            <text:p><text:s/>Surface7</text:p>
          </table:table-cell>
          <table:table-cell table:style-name="ce1" office:value-type="string" calcext:value-type="string">
            <text:p><text:s/>Surface8</text:p>
          </table:table-cell>
          <table:table-cell table:style-name="ce1" office:value-type="string" calcext:value-type="string">
            <text:p><text:s/>Surface9</text:p>
          </table:table-cell>
          <table:table-cell table:style-name="ce1" office:value-type="string" calcext:value-type="string">
            <text:p><text:s/>totalStdDeviation</text:p>
          </table:table-cell>
          <table:table-cell table:style-name="ce1" office:value-type="string" calcext:value-type="string">
            <text:p><text:s/>TotalMea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V0</text:p>
          </table:table-cell>
          <table:table-cell table:style-name="Default" office:value-type="float" office:value="1.0277" calcext:value-type="float">
            <text:p>1.0277</text:p>
          </table:table-cell>
          <table:table-cell table:style-name="Default" office:value-type="float" office:value="2.9717" calcext:value-type="float">
            <text:p>2.9717</text:p>
          </table:table-cell>
          <table:table-cell table:style-name="Default" office:value-type="float" office:value="2.8991" calcext:value-type="float">
            <text:p>2.8991</text:p>
          </table:table-cell>
          <table:table-cell table:style-name="Default" office:value-type="float" office:value="2.527" calcext:value-type="float">
            <text:p>2.527</text:p>
          </table:table-cell>
          <table:table-cell table:style-name="Default" office:value-type="float" office:value="3.1183" calcext:value-type="float">
            <text:p>3.1183</text:p>
          </table:table-cell>
          <table:table-cell table:style-name="Default" office:value-type="float" office:value="1.5009" calcext:value-type="float">
            <text:p>1.5009</text:p>
          </table:table-cell>
          <table:table-cell table:style-name="Default" office:value-type="float" office:value="2.5892" calcext:value-type="float">
            <text:p>2.5892</text:p>
          </table:table-cell>
          <table:table-cell table:style-name="Default" office:value-type="float" office:value="1.5466" calcext:value-type="float">
            <text:p>1.5466</text:p>
          </table:table-cell>
          <table:table-cell table:style-name="Default" office:value-type="float" office:value="1.2636" calcext:value-type="float">
            <text:p>1.2636</text:p>
          </table:table-cell>
          <table:table-cell table:style-name="Default" office:value-type="float" office:value="0.988157153129577" calcext:value-type="float">
            <text:p>0.988157153129577</text:p>
          </table:table-cell>
          <table:table-cell table:style-name="Default" office:value-type="float" office:value="2.16045713424683" calcext:value-type="float">
            <text:p>2.160457134246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V1</text:p>
          </table:table-cell>
          <table:table-cell table:style-name="Default" office:value-type="float" office:value="0.9242" calcext:value-type="float">
            <text:p>0.9242</text:p>
          </table:table-cell>
          <table:table-cell table:style-name="Default" office:value-type="float" office:value="2.8337" calcext:value-type="float">
            <text:p>2.8337</text:p>
          </table:table-cell>
          <table:table-cell table:style-name="Default" office:value-type="float" office:value="2.3255" calcext:value-type="float">
            <text:p>2.3255</text:p>
          </table:table-cell>
          <table:table-cell table:style-name="Default" office:value-type="float" office:value="2.3878" calcext:value-type="float">
            <text:p>2.3878</text:p>
          </table:table-cell>
          <table:table-cell table:style-name="Default" office:value-type="float" office:value="2.907" calcext:value-type="float">
            <text:p>2.907</text:p>
          </table:table-cell>
          <table:table-cell table:style-name="Default" office:value-type="float" office:value="1.2594" calcext:value-type="float">
            <text:p>1.2594</text:p>
          </table:table-cell>
          <table:table-cell table:style-name="Default" office:value-type="float" office:value="2.7502" calcext:value-type="float">
            <text:p>2.7502</text:p>
          </table:table-cell>
          <table:table-cell table:style-name="Default" office:value-type="float" office:value="1.6587" calcext:value-type="float">
            <text:p>1.6587</text:p>
          </table:table-cell>
          <table:table-cell table:style-name="Default" office:value-type="float" office:value="1.1253" calcext:value-type="float">
            <text:p>1.1253</text:p>
          </table:table-cell>
          <table:table-cell table:style-name="Default" office:value-type="float" office:value="0.814819633960724" calcext:value-type="float">
            <text:p>0.814819633960724</text:p>
          </table:table-cell>
          <table:table-cell table:style-name="Default" office:value-type="float" office:value="2.01909255981445" calcext:value-type="float">
            <text:p>2.019092559814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V2</text:p>
          </table:table-cell>
          <table:table-cell table:style-name="Default" office:value-type="float" office:value="1.1448" calcext:value-type="float">
            <text:p>1.1448</text:p>
          </table:table-cell>
          <table:table-cell table:style-name="Default" office:value-type="float" office:value="3.1013" calcext:value-type="float">
            <text:p>3.1013</text:p>
          </table:table-cell>
          <table:table-cell table:style-name="Default" office:value-type="float" office:value="2.7401" calcext:value-type="float">
            <text:p>2.7401</text:p>
          </table:table-cell>
          <table:table-cell table:style-name="Default" office:value-type="float" office:value="2.5027" calcext:value-type="float">
            <text:p>2.5027</text:p>
          </table:table-cell>
          <table:table-cell table:style-name="Default" office:value-type="float" office:value="2.9838" calcext:value-type="float">
            <text:p>2.9838</text:p>
          </table:table-cell>
          <table:table-cell table:style-name="Default" office:value-type="float" office:value="1.3249" calcext:value-type="float">
            <text:p>1.3249</text:p>
          </table:table-cell>
          <table:table-cell table:style-name="Default" office:value-type="float" office:value="2.6064" calcext:value-type="float">
            <text:p>2.6064</text:p>
          </table:table-cell>
          <table:table-cell table:style-name="Default" office:value-type="float" office:value="1.6657" calcext:value-type="float">
            <text:p>1.6657</text:p>
          </table:table-cell>
          <table:table-cell table:style-name="Default" office:value-type="float" office:value="1.2819" calcext:value-type="float">
            <text:p>1.2819</text:p>
          </table:table-cell>
          <table:table-cell table:style-name="Default" office:value-type="float" office:value="0.866660416126251" calcext:value-type="float">
            <text:p>0.866660416126251</text:p>
          </table:table-cell>
          <table:table-cell table:style-name="Default" office:value-type="float" office:value="2.15016770362854" calcext:value-type="float">
            <text:p>2.150167703628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V3</text:p>
          </table:table-cell>
          <table:table-cell table:style-name="Default" office:value-type="float" office:value="1.0444" calcext:value-type="float">
            <text:p>1.0444</text:p>
          </table:table-cell>
          <table:table-cell table:style-name="Default" office:value-type="float" office:value="3.1325" calcext:value-type="float">
            <text:p>3.1325</text:p>
          </table:table-cell>
          <table:table-cell table:style-name="Default" office:value-type="float" office:value="2.7502" calcext:value-type="float">
            <text:p>2.7502</text:p>
          </table:table-cell>
          <table:table-cell table:style-name="Default" office:value-type="float" office:value="2.1961" calcext:value-type="float">
            <text:p>2.1961</text:p>
          </table:table-cell>
          <table:table-cell table:style-name="Default" office:value-type="float" office:value="2.4697" calcext:value-type="float">
            <text:p>2.4697</text:p>
          </table:table-cell>
          <table:table-cell table:style-name="Default" office:value-type="float" office:value="2.5186" calcext:value-type="float">
            <text:p>2.5186</text:p>
          </table:table-cell>
          <table:table-cell table:style-name="Default" office:value-type="float" office:value="3.7787" calcext:value-type="float">
            <text:p>3.7787</text:p>
          </table:table-cell>
          <table:table-cell table:style-name="Default" office:value-type="float" office:value="1.6613" calcext:value-type="float">
            <text:p>1.6613</text:p>
          </table:table-cell>
          <table:table-cell table:style-name="Default" office:value-type="float" office:value="1.3668" calcext:value-type="float">
            <text:p>1.3668</text:p>
          </table:table-cell>
          <table:table-cell table:style-name="Default" office:value-type="float" office:value="1.53843224048615" calcext:value-type="float">
            <text:p>1.53843224048615</text:p>
          </table:table-cell>
          <table:table-cell table:style-name="Default" office:value-type="float" office:value="2.32424855232239" calcext:value-type="float">
            <text:p>2.3242485523223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V4</text:p>
          </table:table-cell>
          <table:table-cell table:style-name="Default" office:value-type="float" office:value="0.9338" calcext:value-type="float">
            <text:p>0.9338</text:p>
          </table:table-cell>
          <table:table-cell table:style-name="Default" office:value-type="float" office:value="3.3748" calcext:value-type="float">
            <text:p>3.3748</text:p>
          </table:table-cell>
          <table:table-cell table:style-name="Default" office:value-type="float" office:value="2.8589" calcext:value-type="float">
            <text:p>2.8589</text:p>
          </table:table-cell>
          <table:table-cell table:style-name="Default" office:value-type="float" office:value="2.6442" calcext:value-type="float">
            <text:p>2.6442</text:p>
          </table:table-cell>
          <table:table-cell table:style-name="Default" office:value-type="float" office:value="2.999" calcext:value-type="float">
            <text:p>2.999</text:p>
          </table:table-cell>
          <table:table-cell table:style-name="Default" office:value-type="float" office:value="1.5227" calcext:value-type="float">
            <text:p>1.5227</text:p>
          </table:table-cell>
          <table:table-cell table:style-name="Default" office:value-type="float" office:value="2.6696" calcext:value-type="float">
            <text:p>2.6696</text:p>
          </table:table-cell>
          <table:table-cell table:style-name="Default" office:value-type="float" office:value="1.4614" calcext:value-type="float">
            <text:p>1.4614</text:p>
          </table:table-cell>
          <table:table-cell table:style-name="Default" office:value-type="float" office:value="1.2721" calcext:value-type="float">
            <text:p>1.2721</text:p>
          </table:table-cell>
          <table:table-cell table:style-name="Default" office:value-type="float" office:value="0.957978963851929" calcext:value-type="float">
            <text:p>0.957978963851929</text:p>
          </table:table-cell>
          <table:table-cell table:style-name="Default" office:value-type="float" office:value="2.192950963974" calcext:value-type="float">
            <text:p>2.1929509639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V5</text:p>
          </table:table-cell>
          <table:table-cell table:style-name="Default" office:value-type="float" office:value="0.9336" calcext:value-type="float">
            <text:p>0.9336</text:p>
          </table:table-cell>
          <table:table-cell table:style-name="Default" office:value-type="float" office:value="2.9447" calcext:value-type="float">
            <text:p>2.9447</text:p>
          </table:table-cell>
          <table:table-cell table:style-name="Default" office:value-type="float" office:value="2.2988" calcext:value-type="float">
            <text:p>2.2988</text:p>
          </table:table-cell>
          <table:table-cell table:style-name="Default" office:value-type="float" office:value="2.2961" calcext:value-type="float">
            <text:p>2.2961</text:p>
          </table:table-cell>
          <table:table-cell table:style-name="Default" office:value-type="float" office:value="2.4235" calcext:value-type="float">
            <text:p>2.4235</text:p>
          </table:table-cell>
          <table:table-cell table:style-name="Default" office:value-type="float" office:value="1.2243" calcext:value-type="float">
            <text:p>1.2243</text:p>
          </table:table-cell>
          <table:table-cell table:style-name="Default" office:value-type="float" office:value="2.4619" calcext:value-type="float">
            <text:p>2.4619</text:p>
          </table:table-cell>
          <table:table-cell table:style-name="Default" office:value-type="float" office:value="1.4099" calcext:value-type="float">
            <text:p>1.4099</text:p>
          </table:table-cell>
          <table:table-cell table:style-name="Default" office:value-type="float" office:value="1.1992" calcext:value-type="float">
            <text:p>1.1992</text:p>
          </table:table-cell>
          <table:table-cell table:style-name="Default" office:value-type="float" office:value="0.736808240413666" calcext:value-type="float">
            <text:p>0.736808240413666</text:p>
          </table:table-cell>
          <table:table-cell table:style-name="Default" office:value-type="float" office:value="1.91022181510925" calcext:value-type="float">
            <text:p>1.910221815109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V6</text:p>
          </table:table-cell>
          <table:table-cell table:style-name="Default" office:value-type="float" office:value="1.0042" calcext:value-type="float">
            <text:p>1.0042</text:p>
          </table:table-cell>
          <table:table-cell table:style-name="Default" office:value-type="float" office:value="2.6217" calcext:value-type="float">
            <text:p>2.6217</text:p>
          </table:table-cell>
          <table:table-cell table:style-name="Default" office:value-type="float" office:value="2.3991" calcext:value-type="float">
            <text:p>2.3991</text:p>
          </table:table-cell>
          <table:table-cell table:style-name="Default" office:value-type="float" office:value="2.1859" calcext:value-type="float">
            <text:p>2.1859</text:p>
          </table:table-cell>
          <table:table-cell table:style-name="Default" office:value-type="float" office:value="2.5918" calcext:value-type="float">
            <text:p>2.5918</text:p>
          </table:table-cell>
          <table:table-cell table:style-name="Default" office:value-type="float" office:value="1.3071" calcext:value-type="float">
            <text:p>1.3071</text:p>
          </table:table-cell>
          <table:table-cell table:style-name="Default" office:value-type="float" office:value="2.8253" calcext:value-type="float">
            <text:p>2.8253</text:p>
          </table:table-cell>
          <table:table-cell table:style-name="Default" office:value-type="float" office:value="1.51" calcext:value-type="float">
            <text:p>1.51</text:p>
          </table:table-cell>
          <table:table-cell table:style-name="Default" office:value-type="float" office:value="1.1774" calcext:value-type="float">
            <text:p>1.1774</text:p>
          </table:table-cell>
          <table:table-cell table:style-name="Default" office:value-type="float" office:value="0.746463179588318" calcext:value-type="float">
            <text:p>0.746463179588318</text:p>
          </table:table-cell>
          <table:table-cell table:style-name="Default" office:value-type="float" office:value="1.95805501937866" calcext:value-type="float">
            <text:p>1.958055019378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V7</text:p>
          </table:table-cell>
          <table:table-cell table:style-name="Default" office:value-type="float" office:value="0.9936" calcext:value-type="float">
            <text:p>0.9936</text:p>
          </table:table-cell>
          <table:table-cell table:style-name="Default" office:value-type="float" office:value="2.7479" calcext:value-type="float">
            <text:p>2.7479</text:p>
          </table:table-cell>
          <table:table-cell table:style-name="Default" office:value-type="float" office:value="2.6015" calcext:value-type="float">
            <text:p>2.6015</text:p>
          </table:table-cell>
          <table:table-cell table:style-name="Default" office:value-type="float" office:value="2.4974" calcext:value-type="float">
            <text:p>2.4974</text:p>
          </table:table-cell>
          <table:table-cell table:style-name="Default" office:value-type="float" office:value="2.6378" calcext:value-type="float">
            <text:p>2.6378</text:p>
          </table:table-cell>
          <table:table-cell table:style-name="Default" office:value-type="float" office:value="1.2698" calcext:value-type="float">
            <text:p>1.2698</text:p>
          </table:table-cell>
          <table:table-cell table:style-name="Default" office:value-type="float" office:value="2.8727" calcext:value-type="float">
            <text:p>2.8727</text:p>
          </table:table-cell>
          <table:table-cell table:style-name="Default" office:value-type="float" office:value="1.3831" calcext:value-type="float">
            <text:p>1.3831</text:p>
          </table:table-cell>
          <table:table-cell table:style-name="Default" office:value-type="float" office:value="1.1645" calcext:value-type="float">
            <text:p>1.1645</text:p>
          </table:table-cell>
          <table:table-cell table:style-name="Default" office:value-type="float" office:value="0.89267098903656" calcext:value-type="float">
            <text:p>0.89267098903656</text:p>
          </table:table-cell>
          <table:table-cell table:style-name="Default" office:value-type="float" office:value="2.01869964599609" calcext:value-type="float">
            <text:p>2.018699645996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V8</text:p>
          </table:table-cell>
          <table:table-cell table:style-name="Default" office:value-type="float" office:value="0.9259" calcext:value-type="float">
            <text:p>0.9259</text:p>
          </table:table-cell>
          <table:table-cell table:style-name="Default" office:value-type="float" office:value="3.0914" calcext:value-type="float">
            <text:p>3.0914</text:p>
          </table:table-cell>
          <table:table-cell table:style-name="Default" office:value-type="float" office:value="2.4603" calcext:value-type="float">
            <text:p>2.4603</text:p>
          </table:table-cell>
          <table:table-cell table:style-name="Default" office:value-type="float" office:value="2.2445" calcext:value-type="float">
            <text:p>2.2445</text:p>
          </table:table-cell>
          <table:table-cell table:style-name="Default" office:value-type="float" office:value="2.4688" calcext:value-type="float">
            <text:p>2.4688</text:p>
          </table:table-cell>
          <table:table-cell table:style-name="Default" office:value-type="float" office:value="1.2057" calcext:value-type="float">
            <text:p>1.2057</text:p>
          </table:table-cell>
          <table:table-cell table:style-name="Default" office:value-type="float" office:value="2.6317" calcext:value-type="float">
            <text:p>2.6317</text:p>
          </table:table-cell>
          <table:table-cell table:style-name="Default" office:value-type="float" office:value="1.4208" calcext:value-type="float">
            <text:p>1.4208</text:p>
          </table:table-cell>
          <table:table-cell table:style-name="Default" office:value-type="float" office:value="1.1207" calcext:value-type="float">
            <text:p>1.1207</text:p>
          </table:table-cell>
          <table:table-cell table:style-name="Default" office:value-type="float" office:value="0.772925853729248" calcext:value-type="float">
            <text:p>0.772925853729248</text:p>
          </table:table-cell>
          <table:table-cell table:style-name="Default" office:value-type="float" office:value="1.9521963596344" calcext:value-type="float">
            <text:p>1.95219635963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V9</text:p>
          </table:table-cell>
          <table:table-cell table:style-name="Default" office:value-type="float" office:value="0.9199" calcext:value-type="float">
            <text:p>0.9199</text:p>
          </table:table-cell>
          <table:table-cell table:style-name="Default" office:value-type="float" office:value="3.0723" calcext:value-type="float">
            <text:p>3.0723</text:p>
          </table:table-cell>
          <table:table-cell table:style-name="Default" office:value-type="float" office:value="2.5827" calcext:value-type="float">
            <text:p>2.5827</text:p>
          </table:table-cell>
          <table:table-cell table:style-name="Default" office:value-type="float" office:value="2.3841" calcext:value-type="float">
            <text:p>2.3841</text:p>
          </table:table-cell>
          <table:table-cell table:style-name="Default" office:value-type="float" office:value="2.4552" calcext:value-type="float">
            <text:p>2.4552</text:p>
          </table:table-cell>
          <table:table-cell table:style-name="Default" office:value-type="float" office:value="1.2489" calcext:value-type="float">
            <text:p>1.2489</text:p>
          </table:table-cell>
          <table:table-cell table:style-name="Default" office:value-type="float" office:value="3.0223" calcext:value-type="float">
            <text:p>3.0223</text:p>
          </table:table-cell>
          <table:table-cell table:style-name="Default" office:value-type="float" office:value="1.6287" calcext:value-type="float">
            <text:p>1.6287</text:p>
          </table:table-cell>
          <table:table-cell table:style-name="Default" office:value-type="float" office:value="1.1552" calcext:value-type="float">
            <text:p>1.1552</text:p>
          </table:table-cell>
          <table:table-cell table:style-name="Default" office:value-type="float" office:value="0.818392992019653" calcext:value-type="float">
            <text:p>0.818392992019653</text:p>
          </table:table-cell>
          <table:table-cell table:style-name="Default" office:value-type="float" office:value="2.0521445274353" calcext:value-type="float">
            <text:p>2.0521445274353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Avg</text:p>
          </table:table-cell>
          <table:table-cell table:style-name="ce6" office:value-type="float" office:value="0.98521" calcext:value-type="float">
            <text:p>0.98521</text:p>
          </table:table-cell>
          <table:table-cell table:style-name="ce6" office:value-type="float" office:value="2.9892" calcext:value-type="float">
            <text:p>2.9892</text:p>
          </table:table-cell>
          <table:table-cell table:style-name="ce6" office:value-type="float" office:value="2.59162" calcext:value-type="float">
            <text:p>2.59162</text:p>
          </table:table-cell>
          <table:table-cell table:style-name="ce6" office:value-type="float" office:value="2.38658" calcext:value-type="float">
            <text:p>2.38658</text:p>
          </table:table-cell>
          <table:table-cell table:style-name="ce6" office:value-type="float" office:value="2.70549" calcext:value-type="float">
            <text:p>2.70549</text:p>
          </table:table-cell>
          <table:table-cell table:style-name="ce6" office:value-type="float" office:value="1.43823" calcext:value-type="float">
            <text:p>1.43823</text:p>
          </table:table-cell>
          <table:table-cell table:style-name="ce6" office:value-type="float" office:value="2.8208" calcext:value-type="float">
            <text:p>2.8208</text:p>
          </table:table-cell>
          <table:table-cell table:style-name="ce6" office:value-type="float" office:value="1.53462" calcext:value-type="float">
            <text:p>1.53462</text:p>
          </table:table-cell>
          <table:table-cell table:style-name="ce6" office:value-type="float" office:value="1.21267" calcext:value-type="float">
            <text:p>1.21267</text:p>
          </table:table-cell>
          <table:table-cell table:style-name="ce6" office:value-type="float" office:value="0.913330966234207" calcext:value-type="float">
            <text:p>0.913330966234207</text:p>
          </table:table-cell>
          <table:table-cell table:style-name="ce6" office:value-type="float" office:value="2.07382342815399" calcext:value-type="float">
            <text:p>2.07382342815399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Accanthis ADF Std" svg:font-family="'Accanthis ADF Std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/00/0000</text:date>, <text:time style:data-style-name="N2" text:time-value="17:52:55.0513858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9T18:20:16.879370189</dc:date>
    <meta:editing-duration>PT32M54S</meta:editing-duration>
    <meta:editing-cycles>13</meta:editing-cycles>
    <meta:generator>LibreOffice/6.0.7.3$Linux_X86_64 LibreOffice_project/00m0$Build-3</meta:generator>
    <meta:document-statistic meta:table-count="1" meta:cell-count="479" meta:object-count="0"/>
  </office:meta>
</office:document-meta>
</file>